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TypeTests.valueOfIlleg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is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imeTypeTests.parseSubtyp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meTypeTests.valueOfNoSubtype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testWithQuotedParameters( String ... mime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TypeTests.parseMimeTypeIllegal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TypeTests.valueOfNo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isMore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meTypeTests.with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TypeTests.wildcardSubtypeCompatibleWith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TypeTests.equalsIsCaseInsensitiveForChar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TypeTests.parseMimeTypeEmptyParamete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compareToCaseSensi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meTypeTests.parseMimeTypeTyp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TypeTests.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imeTypeTests.parse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TypeTests.parseMimeTypeIllegalQuoted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meTypeTests.parseMimeTypeIlleg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sWithQuot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TypeTests.parseMimeTypeNoSubtype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sWithTrailing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TypeTests.parseMimeTypeWithSpacesAroundEqualsAndQuot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sortBySpecif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meTypeTests.slashIn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Illegal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bubble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TypeTests.valueOfIllegal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No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SingleQuoted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Quoted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TypeTests.parseMimeTypeMissingTypeAnd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TypeTests.parseMimeTypeIllegal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IllegalParamete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WithSpacesAround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MimeTypeEmpty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parseQuoted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TypeTests.parseMimeTypeQuoted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valueOfIllegal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meTypeTests.isLessSpecif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meTypeTests.compareT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